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seAlgorithmBuilder.setup( Element algorithmElement , AbstractBaseAlgorithm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AlgorithmBuilder.setupTriggers( Element algorithmElement , AbstractBaseAlgorithm algorith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aseAlgorithmBuilder.setupTriggers( String fields , AbstractBaseAlgorithm algorith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